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048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none" svg:stroke-color="#000000" draw:fill="none" draw:fill-color="#ffffff" fo:min-height="0.491cm"/>
    </style:style>
    <style:style style:name="gr16" style:family="graphic" style:parent-style-name="standard">
      <style:graphic-properties draw:stroke="none" svg:stroke-color="#000000" draw:fill="none" draw:fill-color="#ffffff" fo:min-height="0.367cm"/>
    </style:style>
    <style:style style:name="gr17" style:family="graphic" style:parent-style-name="standard">
      <style:graphic-properties draw:stroke="none" svg:stroke-color="#000000" draw:fill="none" draw:fill-color="#ffffff" fo:min-height="0.162cm"/>
    </style:style>
    <style:style style:name="gr18" style:family="graphic" style:parent-style-name="standard">
      <style:graphic-properties draw:stroke="none" svg:stroke-color="#000000" draw:fill="none" draw:fill-color="#ffffff" fo:min-height="0.668cm"/>
    </style:style>
    <style:style style:name="gr19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6.006cm" svg:height="3.547cm" svg:x="2.18cm" svg:y="9.722cm">
          <text:p text:style-name="P1">PosgreSQL databáz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5" draw:id="id15" draw:layer="layout" svg:width="5.705cm" svg:height="2.712cm" svg:x="13.124cm" svg:y="4.434cm">
          <text:p text:style-name="P1">Interpolac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4.245cm" svg:height="2.428cm" svg:x="8.182cm" svg:y="4.302cm">
          <text:p text:style-name="P1">Generování čas. oke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4.683cm" svg:height="7.314cm" svg:x="14.716cm" svg:y="14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1.254cm">
          <text:p text:style-name="P2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4" draw:id="id4" draw:layer="layout" svg:width="2.436cm" svg:height="1.044cm" svg:x="3.502cm" svg:y="11.462cm">
          <text:p text:style-name="P2">Data</text:p>
          <text:p text:style-name="P2">T-mobil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11.135cm" svg:height="2.436cm" svg:x="6.426cm" svg:y="10.557cm">
          <text:p text:style-name="P1">Pracovní schéma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1" draw:id="id21" draw:layer="layout" svg:width="17.147cm" svg:height="4.733cm" svg:x="2.406cm" svg:y="3.667cm">
          <text:p text:style-name="P1">r.mwprecip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xml:id="id3" draw:id="id3" draw:layer="layout" svg:width="1.601cm" svg:height="1.392cm" svg:x="4.91cm" svg:y="6.591cm">
          <text:p text:style-name="P2">Výpočet</text:p>
          <text:p text:style-name="P2">sráž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2.853cm" svg:height="2.436cm" svg:x="3.224cm" svg:y="10.557cm">
          <text:p text:style-name="P1">Schéma public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6" draw:text-style-name="P2" draw:layer="layout" draw:line-skew="0cm -0.221cm" svg:x1="8.383cm" svg:y1="11.392cm" svg:x2="8.601cm" svg:y2="5.719cm" draw:start-shape="id1" draw:start-glue-point="4" draw:end-shape="id2" draw:end-glue-point="3" svg:d="m8383 11392v-2645h-505v-3028h723" svg:viewBox="0 0 724 5674">
          <text:p/>
        </draw:connector>
        <draw:custom-shape draw:style-name="gr4" draw:text-style-name="P2" xml:id="id1" draw:id="id1" draw:layer="layout" svg:width="2.577cm" svg:height="1.184cm" svg:x="6.772cm" svg:y="11.392cm">
          <text:p text:style-name="P2">Intenzity</text:p>
          <text:p text:style-name="P2">srážky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784cm" svg:height="1.184cm" svg:x="9.001cm" svg:y="11.392cm">
          <text:p text:style-name="P2">Čas. okna </text:p>
          <text:p text:style-name="P2">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6" draw:text-style-name="P2" draw:layer="layout" svg:x1="5.71cm" svg:y1="7.983cm" svg:x2="4.72cm" svg:y2="11.462cm" draw:start-shape="id3" draw:start-glue-point="2" draw:end-shape="id4" draw:end-glue-point="5" svg:d="m5710 7983v1740h-990v1739" svg:viewBox="0 0 991 3480">
          <text:p/>
        </draw:connector>
        <draw:custom-shape draw:style-name="gr5" draw:text-style-name="P2" xml:id="id2" draw:id="id2" draw:layer="layout" svg:width="1.113cm" svg:height="0.767cm" svg:x="8.601cm" svg:y="5.336cm">
          <text:p text:style-name="P2">M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018cm" svg:height="0.767cm" svg:x="9.992cm" svg:y="5.336cm">
          <text:p text:style-name="P2">Srážkomě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53cm" svg:height="1.185cm" svg:x="9.156cm" svg:y="1.788cm">
          <text:p text:style-name="P2">Srážkové</text:p>
          <text:p text:style-name="P2">řady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svg:x1="11.001cm" svg:y1="6.103cm" svg:x2="13.211cm" svg:y2="11.254cm" draw:start-shape="id5" draw:start-glue-point="2" draw:end-shape="id6" draw:end-glue-point="5" svg:d="m11001 6103v2575h2210v2576" svg:viewBox="0 0 2211 5152">
          <text:p/>
        </draw:connector>
        <draw:connector draw:style-name="gr6" draw:text-style-name="P2" draw:layer="layout" svg:x1="9.921cm" svg:y1="2.973cm" svg:x2="11.001cm" svg:y2="5.336cm" draw:start-shape="id7" draw:start-glue-point="6" draw:end-shape="id5" draw:end-glue-point="0" svg:d="m9921 2973v1181h1080v1182" svg:viewBox="0 0 1081 2364">
          <text:p/>
        </draw:connector>
        <draw:custom-shape draw:style-name="gr4" draw:text-style-name="P2" xml:id="id6" draw:id="id6" draw:layer="layout" svg:width="2.852cm" svg:height="1.182cm" svg:x="11.785cm" svg:y="11.254cm">
          <text:p text:style-name="P2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line-skew="0.387cm" svg:x1="9.157cm" svg:y1="6.103cm" svg:x2="10.671cm" svg:y2="11.254cm" draw:start-shape="id2" draw:end-shape="id8" draw:end-glue-point="5" svg:d="m9157 6103v2962h1514v2189" svg:viewBox="0 0 1515 5152">
          <text:p/>
        </draw:connector>
        <draw:custom-shape draw:style-name="gr4" draw:text-style-name="P3" draw:layer="layout" svg:width="2.784cm" svg:height="1.183cm" svg:x="9.001cm" svg:y="11.393cm">
          <text:p text:style-name="P2">Čas. okna </text:p>
          <text:p text:style-name="P2">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853cm" svg:height="1.184cm" svg:x="11.506cm" svg:y="11.392cm">
          <text:p text:style-name="P2">Čas. okna</text:p>
          <text:p text:style-name="P2">srážkoměrů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line-skew="0.669cm" svg:x1="13.568cm" svg:y1="11.254cm" svg:x2="14.689cm" svg:y2="6.451cm" draw:start-shape="id6" draw:start-glue-point="4" draw:end-shape="id9" draw:end-glue-point="2" svg:d="m13568 11254v-1732h1121v-3071" svg:viewBox="0 0 1122 4804">
          <text:p/>
        </draw:connector>
        <draw:custom-shape draw:style-name="gr5" draw:text-style-name="P2" xml:id="id10" draw:id="id10" draw:layer="layout" svg:width="1.601cm" svg:height="1.393cm" svg:x="3.381cm" svg:y="4.572cm">
          <text:p text:style-name="P2">Příprava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853cm" svg:x1="4.181cm" svg:y1="5.965cm" svg:x2="2.18cm" svg:y2="11.495cm" draw:start-shape="id10" draw:start-glue-point="2" draw:end-shape="id11" draw:end-glue-point="3" svg:d="m4181 5965v1025h-2502v4505h501" svg:viewBox="0 0 2503 5531">
          <text:p/>
        </draw:connector>
        <draw:custom-shape draw:style-name="gr8" draw:text-style-name="P1" draw:layer="layout" svg:width="8.212cm" svg:height="2.505cm" svg:x="5.572cm" svg:y="18.053cm">
          <text:p text:style-name="P1">GRASS 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2" xml:id="id14" draw:id="id14" draw:layer="layout" svg:width="1.325cm" svg:height="1.391cm" svg:x="6.169cm" svg:y="18.75cm">
          <text:p text:style-name="P2">MV </text:p>
          <text:p text:style-name="P2">Rast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8" draw:id="id18" draw:layer="layout" svg:width="1.26cm" svg:height="1.391cm" svg:x="8.021cm" svg:y="18.75cm">
          <text:p text:style-name="P2"/>
          <text:p text:style-name="P2">MV</text:p>
          <text:p text:style-name="P2">linie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9" draw:id="id19" draw:layer="layout" svg:width="1.325cm" svg:height="1.391cm" svg:x="9.612cm" svg:y="18.75cm">
          <text:p text:style-name="P2"/>
          <text:p text:style-name="P2">MV</text:p>
          <text:p text:style-name="P2">body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2.018cm" svg:height="1.182cm" svg:x="13.68cm" svg:y="5.269cm">
          <text:p text:style-name="P2">Plošné</text:p>
          <text:p text:style-name="P2">interpol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" draw:id="id12" draw:layer="layout" svg:width="2.018cm" svg:height="1.182cm" svg:x="16.116cm" svg:y="5.269cm">
          <text:p text:style-name="P2">Nahrazení</text:p>
          <text:p text:style-name="P2">spojů</text:p>
          <text:p text:style-name="P2">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2.576cm" svg:height="1.184cm" svg:x="14.568cm" svg:y="11.392cm">
          <text:p text:style-name="P2">Body 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2" draw:layer="layout" svg:x1="17.125cm" svg:y1="6.451cm" svg:x2="16.178cm" svg:y2="11.392cm" draw:start-shape="id12" draw:start-glue-point="2" draw:end-shape="id13" draw:end-glue-point="4" svg:d="m17125 6451v2471h-947v2470" svg:viewBox="0 0 948 4942">
          <text:p/>
        </draw:connector>
        <draw:connector draw:style-name="gr10" draw:text-style-name="P2" draw:layer="layout" draw:line-skew="-1.082cm" svg:x1="15.856cm" svg:y1="11.392cm" svg:x2="14.689cm" svg:y2="6.451cm" draw:start-shape="id13" draw:start-glue-point="5" draw:end-shape="id9" svg:d="m15856 11392v-3552h-1167v-1389" svg:viewBox="0 0 1168 4942">
          <text:p/>
        </draw:connector>
        <draw:connector draw:style-name="gr10" draw:text-style-name="P2" draw:layer="layout" draw:line-skew="-3.26cm -4.286cm" svg:x1="14.689cm" svg:y1="5.269cm" svg:x2="6.169cm" svg:y2="19.445cm" draw:start-shape="id9" draw:start-glue-point="0" draw:end-shape="id14" draw:end-glue-point="3" svg:d="m14689 5269v-3761h-13308v17937h4788" svg:viewBox="0 0 13309 17938">
          <text:p/>
        </draw:connector>
        <draw:connector draw:style-name="gr10" draw:text-style-name="P2" draw:layer="layout" draw:line-skew="0.946cm 0.336cm" svg:x1="4.415cm" svg:y1="12.506cm" svg:x2="18.134cm" svg:y2="5.86cm" draw:start-shape="id4" draw:start-glue-point="7" draw:end-shape="id12" draw:end-glue-point="1" svg:d="m4415 12506v1448h14556v-8094h-837" svg:viewBox="0 0 14557 8095">
          <text:p/>
        </draw:connector>
        <draw:custom-shape draw:style-name="gr4" draw:text-style-name="P2" xml:id="id16" draw:id="id16" draw:layer="layout" svg:width="2.366cm" svg:height="1.182cm" svg:x="15.836cm" svg:y="1.754cm">
          <text:p text:style-name="P2">Konfig. soubor</text:p>
          <text:p text:style-name="P2">pro TGRAS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" draw:layer="layout" svg:x1="15.976cm" svg:y1="4.434cm" svg:x2="17.019cm" svg:y2="2.936cm" draw:start-shape="id15" draw:start-glue-point="0" draw:end-shape="id16" draw:end-glue-point="6" svg:d="m15976 4434v-748h1043v-750" svg:viewBox="0 0 1044 1499">
          <text:p/>
        </draw:connector>
        <draw:connector draw:style-name="gr10" draw:text-style-name="P2" draw:layer="layout" svg:x1="4.65cm" svg:y1="12.993cm" svg:x2="8.651cm" svg:y2="18.75cm" draw:start-shape="id17" draw:start-glue-point="2" draw:end-shape="id18" draw:end-glue-point="0" svg:d="m4650 12993v2879h4001v2878" svg:viewBox="0 0 4002 5758">
          <text:p/>
        </draw:connector>
        <draw:connector draw:style-name="gr10" draw:text-style-name="P2" draw:layer="layout" draw:line-skew="-0.517cm -2.09cm" svg:x1="16.822cm" svg:y1="11.984cm" svg:x2="10.274cm" svg:y2="18.75cm" draw:start-shape="id13" draw:start-glue-point="6" draw:end-shape="id19" draw:end-glue-point="0" svg:d="m16822 11984h307v1589h-6855v5177" svg:viewBox="0 0 6856 6767">
          <text:p/>
        </draw:connector>
        <draw:custom-shape draw:style-name="gr11" draw:text-style-name="P2" xml:id="id20" draw:id="id20" draw:layer="layout" svg:width="1.486cm" svg:height="1.209cm" svg:x="3.424cm" svg:y="1.717cm">
          <text:p text:style-name="P2">Spuštění</text:p>
          <text:p text:style-name="P2">modul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line-skew="-5.597cm -0.225cm" svg:x1="4.167cm" svg:y1="2.926cm" svg:x2="2.406cm" svg:y2="6.033cm" draw:start-shape="id20" draw:start-glue-point="2" draw:end-shape="id21" draw:end-glue-point="3" svg:d="m4167 2926v378h-2488v2729h727" svg:viewBox="0 0 2489 3108">
          <text:p/>
        </draw:connector>
        <draw:connector draw:style-name="gr12" draw:text-style-name="P2" draw:layer="layout" svg:x1="4.982cm" svg:y1="5.268cm" svg:x2="5.71cm" svg:y2="6.591cm" draw:start-shape="id10" draw:start-glue-point="1" draw:end-shape="id3" draw:end-glue-point="0" svg:d="m4982 5268h728v1323" svg:viewBox="0 0 729 1324">
          <text:p/>
        </draw:connector>
        <draw:connector draw:style-name="gr12" draw:text-style-name="P2" draw:layer="layout" svg:x1="6.511cm" svg:y1="7.287cm" svg:x2="8.182cm" svg:y2="5.516cm" draw:start-shape="id3" draw:start-glue-point="1" draw:end-shape="id22" draw:end-glue-point="3" svg:d="m6511 7287h835v-1771h836" svg:viewBox="0 0 1672 1772">
          <text:p/>
        </draw:connector>
        <draw:connector draw:style-name="gr12" draw:text-style-name="P2" draw:layer="layout" svg:x1="12.427cm" svg:y1="5.516cm" svg:x2="13.124cm" svg:y2="5.79cm" draw:start-shape="id22" draw:start-glue-point="1" draw:end-shape="id15" draw:end-glue-point="3" svg:d="m12427 5516h348v274h349" svg:viewBox="0 0 698 275">
          <text:p/>
        </draw:connector>
        <draw:custom-shape draw:style-name="gr9" draw:text-style-name="P2" xml:id="id24" draw:id="id24" draw:layer="layout" svg:width="1.945cm" svg:height="1.391cm" svg:x="11.269cm" svg:y="18.75cm">
          <text:p text:style-name="P2"/>
          <text:p text:style-name="P2">Srážkoměry</text:p>
          <text:p text:style-name="P2">body</text:p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0cm -0.286cm" svg:x1="6.511cm" svg:y1="7.287cm" svg:x2="7.094cm" svg:y2="11.984cm" draw:start-shape="id3" draw:start-glue-point="1" draw:end-shape="id1" draw:end-glue-point="9" svg:d="m6511 7287h500v2115h-741v2582h824" svg:viewBox="0 0 825 4698">
          <text:p/>
        </draw:connector>
        <draw:connector draw:style-name="gr12" draw:text-style-name="P2" draw:layer="layout" draw:line-skew="0.852cm" svg:x1="2.406cm" svg:y1="6.033cm" svg:x2="3.381cm" svg:y2="5.268cm" draw:start-shape="id21" draw:start-glue-point="3" draw:end-shape="id10" draw:end-glue-point="3" svg:d="m2406 6033h350v-765h625" svg:viewBox="0 0 976 766">
          <text:p/>
        </draw:connector>
        <draw:connector draw:style-name="gr10" draw:text-style-name="P2" draw:layer="layout" svg:x1="11.993cm" svg:y1="12.993cm" svg:x2="12.241cm" svg:y2="18.75cm" draw:start-shape="id23" draw:start-glue-point="2" draw:end-shape="id24" draw:end-glue-point="0" svg:d="m11993 12993v2879h248v2878" svg:viewBox="0 0 249 5758">
          <text:p/>
        </draw:connector>
        <draw:line draw:style-name="gr10" draw:text-style-name="P2" draw:layer="layout" svg:x1="14.989cm" svg:y1="15.078cm" svg:x2="16.475cm" svg:y2="15.078cm">
          <text:p/>
        </draw:line>
        <draw:line draw:style-name="gr10" draw:text-style-name="P2" draw:layer="layout" svg:x1="16.538cm" svg:y1="14.434cm" svg:x2="14.889cm" svg:y2="14.415cm">
          <text:p/>
        </draw:line>
        <draw:line draw:style-name="gr12" draw:text-style-name="P2" draw:layer="layout" svg:x1="14.989cm" svg:y1="15.91cm" svg:x2="16.475cm" svg:y2="15.91cm">
          <text:p/>
        </draw:line>
        <draw:custom-shape draw:style-name="gr5" draw:text-style-name="P2" draw:layer="layout" svg:width="0.795cm" svg:height="0.692cm" svg:x="15.335cm" svg:y="16.46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4.951cm" svg:y="17.459cm">
          <text:p text:style-name="P2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018cm" svg:height="0.827cm" svg:x="15.223cm" svg:y="18.552cm">
          <text:p text:style-name="P2"/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022cm" svg:height="0.885cm" svg:x="15.224cm" svg:y="19.973cm">
          <text:p text:style-name="P2"/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1.939cm" svg:height="0.649cm" svg:x="16.625cm" svg:y="14.1cm">
          <draw:text-box>
            <text:p text:style-name="P1">Čtení dat</text:p>
          </draw:text-box>
        </draw:frame>
        <draw:frame draw:style-name="gr14" draw:text-style-name="P1" draw:layer="layout" svg:width="3.148cm" svg:height="0.649cm" svg:x="16.644cm" svg:y="14.754cm">
          <draw:text-box>
            <text:p text:style-name="P1">Vytvoření dat</text:p>
          </draw:text-box>
        </draw:frame>
        <draw:frame draw:style-name="gr15" draw:text-style-name="P1" draw:layer="layout" svg:width="2.47cm" svg:height="1.047cm" svg:x="16.644cm" svg:y="15.387cm">
          <draw:text-box>
            <text:p text:style-name="P1">Posloupnost</text:p>
            <text:p text:style-name="P1">programu</text:p>
          </draw:text-box>
        </draw:frame>
        <draw:frame draw:style-name="gr16" draw:text-style-name="P1" draw:layer="layout" svg:width="3.281cm" svg:height="1.047cm" svg:x="16.644cm" svg:y="16.286cm">
          <draw:text-box>
            <text:p text:style-name="P1">Hlavní funkce programu</text:p>
          </draw:text-box>
        </draw:frame>
        <draw:frame draw:style-name="gr17" draw:text-style-name="P1" draw:layer="layout" svg:width="3.148cm" svg:height="0.649cm" svg:x="16.644cm" svg:y="17.448cm">
          <draw:text-box>
            <text:p text:style-name="P1">DB. tabulky</text:p>
          </draw:text-box>
        </draw:frame>
        <draw:frame draw:style-name="gr18" draw:text-style-name="P1" draw:layer="layout" svg:width="2.033cm" svg:height="1.047cm" svg:x="16.644cm" svg:y="18.442cm">
          <draw:text-box>
            <text:p text:style-name="P1">Začátek</text:p>
            <text:p text:style-name="P1">programu</text:p>
          </draw:text-box>
        </draw:frame>
        <draw:frame draw:style-name="gr19" draw:text-style-name="P1" draw:layer="layout" svg:width="2.694cm" svg:height="1.843cm" svg:x="16.738cm" svg:y="19.494cm">
          <draw:text-box>
            <text:p text:style-name="P1">Použitelné</text:p>
            <text:p text:style-name="P1">datové výstupy pro GRA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2:26:46.058123755</dc:date>
    <dc:creator>matt </dc:creator>
    <meta:editing-duration>PT1H57M13S</meta:editing-duration>
    <meta:editing-cycles>5</meta:editing-cycles>
    <meta:generator>LibreOffice/4.1.3.2$Linux_X86_64 LibreOffice_project/410m0$Build-2</meta:generator>
    <meta:document-statistic meta:object-count="65"/>
  </office:meta>
</office:document-meta>
</file>